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1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6a051" officeooo:paragraph-rsid="008f1509"/>
    </style:style>
    <style:style style:name="P7" style:family="paragraph" style:parent-style-name="Text_20_body">
      <style:text-properties officeooo:rsid="00881af4" officeooo:paragraph-rsid="00881af4"/>
    </style:style>
    <style:style style:name="P8" style:family="paragraph" style:parent-style-name="Text_20_body">
      <style:text-properties officeooo:rsid="0089149a" officeooo:paragraph-rsid="0089149a"/>
    </style:style>
    <style:style style:name="P9" style:family="paragraph" style:parent-style-name="Text_20_body">
      <style:text-properties officeooo:rsid="0089f061" officeooo:paragraph-rsid="0089f061"/>
    </style:style>
    <style:style style:name="P10" style:family="paragraph" style:parent-style-name="Text_20_body">
      <style:text-properties officeooo:paragraph-rsid="00822457"/>
    </style:style>
    <style:style style:name="P11" style:family="paragraph" style:parent-style-name="Text_20_body">
      <style:text-properties officeooo:rsid="008b5917" officeooo:paragraph-rsid="008cbd7f"/>
    </style:style>
    <style:style style:name="P12" style:family="paragraph" style:parent-style-name="Text_20_body">
      <style:text-properties officeooo:paragraph-rsid="008cbd7f"/>
    </style:style>
    <style:style style:name="P13" style:family="paragraph" style:parent-style-name="Text_20_body">
      <style:text-properties officeooo:rsid="008438f1" officeooo:paragraph-rsid="008f1509"/>
    </style:style>
    <style:style style:name="P14" style:family="paragraph" style:parent-style-name="Text_20_body">
      <style:text-properties officeooo:rsid="00853410" officeooo:paragraph-rsid="008f1509"/>
    </style:style>
    <style:style style:name="P15" style:family="paragraph" style:parent-style-name="Text_20_body">
      <style:text-properties officeooo:paragraph-rsid="008b5917"/>
    </style:style>
    <style:style style:name="P16" style:family="paragraph" style:parent-style-name="Text_20_body">
      <style:text-properties officeooo:rsid="007a75ea" officeooo:paragraph-rsid="008f1509"/>
    </style:style>
    <style:style style:name="P17" style:family="paragraph" style:parent-style-name="Text_20_body">
      <style:text-properties officeooo:rsid="008e8af0" officeooo:paragraph-rsid="008e8af0"/>
    </style:style>
    <style:style style:name="P18" style:family="paragraph" style:parent-style-name="Text_20_body">
      <style:text-properties officeooo:rsid="009b834d" officeooo:paragraph-rsid="009b834d"/>
    </style:style>
    <style:style style:name="P19" style:family="paragraph" style:parent-style-name="Text_20_body">
      <style:text-properties officeooo:paragraph-rsid="0086a051"/>
    </style:style>
    <style:style style:name="P20" style:family="paragraph" style:parent-style-name="Subtitle">
      <style:text-properties officeooo:paragraph-rsid="002faebb"/>
    </style:style>
    <style:style style:name="P21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22" style:family="paragraph" style:parent-style-name="code">
      <style:text-properties officeooo:paragraph-rsid="008cbd7f"/>
    </style:style>
    <style:style style:name="P23" style:family="paragraph" style:parent-style-name="code">
      <style:text-properties officeooo:paragraph-rsid="008f1509"/>
    </style:style>
    <style:style style:name="P24" style:family="paragraph" style:parent-style-name="Heading_20_2">
      <style:text-properties officeooo:paragraph-rsid="0079a9e3"/>
    </style:style>
    <style:style style:name="P25" style:family="paragraph" style:parent-style-name="Heading_20_2">
      <style:text-properties officeooo:rsid="0079a9e3" officeooo:paragraph-rsid="0079a9e3"/>
    </style:style>
    <style:style style:name="P26" style:family="paragraph" style:parent-style-name="Heading_20_2">
      <style:text-properties style:font-name="Liberation Sans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7" style:family="paragraph" style:parent-style-name="Heading_20_2">
      <style:text-properties style:font-name="Liberation Sans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8" style:family="paragraph" style:parent-style-name="Heading_20_2" style:list-style-name="">
      <style:text-properties officeooo:paragraph-rsid="008f1509"/>
    </style:style>
    <style:style style:name="P29" style:family="paragraph" style:parent-style-name="Heading_20_2">
      <style:paragraph-properties fo:break-before="page"/>
      <style:text-properties officeooo:paragraph-rsid="008f1509"/>
    </style:style>
    <style:style style:name="P30" style:family="paragraph" style:parent-style-name="Heading_20_3">
      <style:text-properties officeooo:rsid="005e63db" officeooo:paragraph-rsid="005e63db"/>
    </style:style>
    <style:style style:name="P31" style:family="paragraph" style:parent-style-name="Heading_20_3">
      <style:text-properties style:font-name="Liberation Sans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2" style:family="paragraph" style:parent-style-name="Heading_20_3">
      <style:text-properties officeooo:paragraph-rsid="009b834d"/>
    </style:style>
    <style:style style:name="P33" style:family="paragraph" style:parent-style-name="Heading_20_3">
      <style:text-properties officeooo:rsid="009c05ea" officeooo:paragraph-rsid="009c05ea"/>
    </style:style>
    <style:style style:name="P34" style:family="paragraph" style:parent-style-name="Heading_20_3">
      <style:text-properties officeooo:paragraph-rsid="008b5917"/>
    </style:style>
    <style:style style:name="P35" style:family="paragraph" style:parent-style-name="Heading_20_3">
      <style:text-properties officeooo:paragraph-rsid="008f1509"/>
    </style:style>
    <style:style style:name="P36" style:family="paragraph" style:parent-style-name="Heading_20_4">
      <style:text-properties officeooo:rsid="0089149a" officeooo:paragraph-rsid="0089149a"/>
    </style:style>
    <style:style style:name="P37" style:family="paragraph" style:parent-style-name="Heading_20_4">
      <style:text-properties officeooo:paragraph-rsid="008cbd7f"/>
    </style:style>
    <style:style style:name="P38" style:family="paragraph" style:parent-style-name="List_20_1" style:list-style-name="L1">
      <style:text-properties officeooo:rsid="008cbd7f" officeooo:paragraph-rsid="008cbd7f"/>
    </style:style>
    <style:style style:name="P39" style:family="paragraph" style:parent-style-name="List_20_1" style:list-style-name="L2">
      <style:text-properties officeooo:rsid="008f56d3" officeooo:paragraph-rsid="008f56d3"/>
    </style:style>
    <style:style style:name="P40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41" style:family="paragraph" style:parent-style-name="Text_20_body" style:list-style-name="L3">
      <style:text-properties officeooo:rsid="00881af4" officeooo:paragraph-rsid="00881af4"/>
    </style:style>
    <style:style style:name="P42" style:family="paragraph" style:parent-style-name="Text_20_body" style:list-style-name="L4">
      <style:text-properties officeooo:rsid="00881af4" officeooo:paragraph-rsid="00881af4"/>
    </style:style>
    <style:style style:name="P43" style:family="paragraph" style:parent-style-name="Text_20_body" style:list-style-name="L3">
      <style:text-properties officeooo:rsid="00944a40" officeooo:paragraph-rsid="00944a40"/>
    </style:style>
    <style:style style:name="P44" style:family="paragraph" style:parent-style-name="Text_20_body" style:list-style-name="L4">
      <style:text-properties officeooo:rsid="00944a40" officeooo:paragraph-rsid="00944a40"/>
    </style:style>
    <style:style style:name="P45" style:family="paragraph" style:parent-style-name="Text_20_body" style:list-style-name="L5">
      <style:text-properties officeooo:paragraph-rsid="008f1509"/>
    </style:style>
    <style:style style:name="P46" style:family="paragraph" style:parent-style-name="Text_20_body" style:list-style-name="L5">
      <style:text-properties officeooo:rsid="008438f1" officeooo:paragraph-rsid="008f1509"/>
    </style:style>
    <style:style style:name="P47" style:family="paragraph" style:parent-style-name="Text_20_body" style:list-style-name="L5">
      <style:text-properties officeooo:rsid="00853410" officeooo:paragraph-rsid="008f1509"/>
    </style:style>
    <style:style style:name="P48" style:family="paragraph" style:parent-style-name="Text_20_body" style:list-style-name="L6">
      <style:text-properties officeooo:rsid="00966988" officeooo:paragraph-rsid="00966988"/>
    </style:style>
    <style:style style:name="P49" style:family="paragraph" style:parent-style-name="Text_20_body" style:list-style-name="L7">
      <style:text-properties officeooo:rsid="008e8af0" officeooo:paragraph-rsid="008e8af0"/>
    </style:style>
    <style:style style:name="P50" style:family="paragraph" style:parent-style-name="Text_20_body" style:list-style-name="L8">
      <style:text-properties officeooo:rsid="008e8af0" officeooo:paragraph-rsid="008e8af0"/>
    </style:style>
    <style:style style:name="P51" style:family="paragraph" style:parent-style-name="Text_20_body" style:list-style-name="L8">
      <style:text-properties officeooo:paragraph-rsid="008e8a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f1509"/>
    </style:style>
    <style:style style:name="T11" style:family="text">
      <style:text-properties fo:font-size="10pt" officeooo:rsid="008438f1"/>
    </style:style>
    <style:style style:name="T12" style:family="text">
      <style:text-properties fo:font-size="10pt" officeooo:rsid="00966988"/>
    </style:style>
    <style:style style:name="T13" style:family="text">
      <style:text-properties officeooo:rsid="00309594"/>
    </style:style>
    <style:style style:name="T14" style:family="text">
      <style:text-properties officeooo:rsid="003aaa43"/>
    </style:style>
    <style:style style:name="T15" style:family="text">
      <style:text-properties fo:font-variant="small-caps" style:font-name="Liberation Sans" fo:font-size="10pt" fo:font-weight="bold" officeooo:rsid="009d3054" style:font-name-asian="Droid Sans Fallback" style:font-size-asian="10pt" style:font-weight-asian="bold" style:font-name-complex="FreeSans" style:font-size-complex="10pt" style:font-weight-complex="600"/>
    </style:style>
    <style:style style:name="T16" style:family="text">
      <style:text-properties officeooo:rsid="005e63db"/>
    </style:style>
    <style:style style:name="T17" style:family="text">
      <style:text-properties style:font-name="Liberation Sans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9d3054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0" style:family="text">
      <style:text-properties style:font-name="Liberation Sans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2" style:family="text">
      <style:text-properties style:font-name="Liberation Sans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23" style:family="text">
      <style:text-properties style:font-name="Liberation Sans1" fo:font-size="10pt" officeooo:rsid="007ea43a" style:font-size-asian="10.5pt"/>
    </style:style>
    <style:style style:name="T24" style:family="text">
      <style:text-properties style:font-name="Liberation Sans1" fo:font-size="10pt" officeooo:rsid="00800519" style:font-size-asian="10.5pt"/>
    </style:style>
    <style:style style:name="T25" style:family="text">
      <style:text-properties style:font-name="Liberation Sans1" fo:font-size="10pt" officeooo:rsid="00822457" style:font-size-asian="10.5pt"/>
    </style:style>
    <style:style style:name="T26" style:family="text">
      <style:text-properties style:font-name="Liberation Sans1" fo:font-size="10pt" officeooo:rsid="008438f1" style:font-size-asian="10.5pt"/>
    </style:style>
    <style:style style:name="T27" style:family="text">
      <style:text-properties style:font-name="Liberation Sans1" fo:font-size="10pt" officeooo:rsid="00853410" style:font-size-asian="10.5pt"/>
    </style:style>
    <style:style style:name="T28" style:family="text">
      <style:text-properties style:font-name="Liberation Sans1" fo:font-size="10pt" officeooo:rsid="0086a051" style:font-size-asian="10.5pt"/>
    </style:style>
    <style:style style:name="T29" style:family="text">
      <style:text-properties style:font-name="Liberation Sans1" fo:font-size="10pt" officeooo:rsid="008f1509" style:font-size-asian="10.5pt"/>
    </style:style>
    <style:style style:name="T30" style:family="text">
      <style:text-properties officeooo:rsid="0079a9e3"/>
    </style:style>
    <style:style style:name="T31" style:family="text">
      <style:text-properties officeooo:rsid="007a75ea"/>
    </style:style>
    <style:style style:name="T32" style:family="text">
      <style:text-properties officeooo:rsid="007b41ca"/>
    </style:style>
    <style:style style:name="T33" style:family="text">
      <style:text-properties officeooo:rsid="007ea43a"/>
    </style:style>
    <style:style style:name="T34" style:family="text">
      <style:text-properties officeooo:rsid="00800519"/>
    </style:style>
    <style:style style:name="T35" style:family="text">
      <style:text-properties officeooo:rsid="0081f872"/>
    </style:style>
    <style:style style:name="T36" style:family="text">
      <style:text-properties officeooo:rsid="00822457"/>
    </style:style>
    <style:style style:name="T37" style:family="text">
      <style:text-properties officeooo:rsid="008438f1"/>
    </style:style>
    <style:style style:name="T38" style:family="text">
      <style:text-properties officeooo:rsid="00853410"/>
    </style:style>
    <style:style style:name="T39" style:family="text">
      <style:text-properties officeooo:rsid="0086a051"/>
    </style:style>
    <style:style style:name="T40" style:family="text">
      <style:text-properties officeooo:rsid="00881af4"/>
    </style:style>
    <style:style style:name="T41" style:family="text">
      <style:text-properties officeooo:rsid="0089149a"/>
    </style:style>
    <style:style style:name="T42" style:family="text">
      <style:text-properties officeooo:rsid="0089a2d5"/>
    </style:style>
    <style:style style:name="T43" style:family="text">
      <style:text-properties officeooo:rsid="0089f061"/>
    </style:style>
    <style:style style:name="T44" style:family="text">
      <style:text-properties officeooo:rsid="008a7df6"/>
    </style:style>
    <style:style style:name="T45" style:family="text">
      <style:text-properties officeooo:rsid="008b5917"/>
    </style:style>
    <style:style style:name="T46" style:family="text">
      <style:text-properties fo:font-style="italic" officeooo:rsid="008cbd7f" style:font-style-asian="italic" style:font-style-complex="italic"/>
    </style:style>
    <style:style style:name="T47" style:family="text">
      <style:text-properties fo:font-style="italic" officeooo:rsid="008b5917" style:font-style-asian="italic" style:font-style-complex="italic"/>
    </style:style>
    <style:style style:name="T48" style:family="text">
      <style:text-properties fo:font-style="italic" officeooo:rsid="008f1509" style:font-style-asian="italic" style:font-style-complex="italic"/>
    </style:style>
    <style:style style:name="T49" style:family="text">
      <style:text-properties fo:font-style="italic" officeooo:rsid="009705a6" style:font-style-asian="italic" style:font-style-complex="italic"/>
    </style:style>
    <style:style style:name="T50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51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52" style:family="text">
      <style:text-properties style:text-line-through-style="none" style:text-line-through-type="none" officeooo:rsid="008b5917"/>
    </style:style>
    <style:style style:name="T53" style:family="text">
      <style:text-properties style:text-line-through-style="none" style:text-line-through-type="none" style:font-name="Liberation Sans1" fo:font-size="10pt" officeooo:rsid="00966988" style:font-size-asian="10.5pt"/>
    </style:style>
    <style:style style:name="T54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55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56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57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58" style:family="text">
      <style:text-properties officeooo:rsid="008cbd7f"/>
    </style:style>
    <style:style style:name="T59" style:family="text">
      <style:text-properties officeooo:rsid="008f1509"/>
    </style:style>
    <style:style style:name="T60" style:family="text">
      <style:text-properties officeooo:rsid="00900408"/>
    </style:style>
    <style:style style:name="T61" style:family="text">
      <style:text-properties officeooo:rsid="00927957"/>
    </style:style>
    <style:style style:name="T62" style:family="text">
      <style:text-properties officeooo:rsid="00944a40"/>
    </style:style>
    <style:style style:name="T63" style:family="text">
      <style:text-properties officeooo:rsid="0094eee6"/>
    </style:style>
    <style:style style:name="T64" style:family="text">
      <style:text-properties officeooo:rsid="00966988"/>
    </style:style>
    <style:style style:name="T65" style:family="text">
      <style:text-properties officeooo:rsid="008e8af0"/>
    </style:style>
    <style:style style:name="T66" style:family="text">
      <style:text-properties officeooo:rsid="009705a6"/>
    </style:style>
    <style:style style:name="T67" style:family="text">
      <style:text-properties officeooo:rsid="009b834d"/>
    </style:style>
    <style:style style:name="T68" style:family="text">
      <style:text-properties officeooo:rsid="009f0eba"/>
    </style:style>
    <style:style style:name="T69" style:family="text">
      <style:text-properties officeooo:rsid="009ff7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30">meso0</text:span> – Version <text:span text:style-name="T17">0.</text:span><text:span text:style-name="T18">1</text:span><text:span text:style-name="T14"> </text:span><text:span text:style-name="T4">(</text:span><text:span text:style-name="T15">janvier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0">Gestion des Ressources et leur Attribution pour <text:span text:style-name="T30">Mesonet</text:span></text:p>
      <text:p text:style-name="P21">documentation de l’API</text:p>
      <text:p text:style-name="P1"><text:span text:style-name="T2">Contact </text:span><text:span text:style-name="T13">: </text:span>emmanuel.courcelle@toulouse-<text:span text:style-name="T16">inp</text:span>.fr</text:p>
      <text:h text:style-name="P24" text:outline-level="2"><text:span text:style-name="T20">Les objectifs</text:span><text:span text:style-name="T30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30" text:outline-level="3"><text:span text:style-name="T58">Objectifs</text:span> <text:span text:style-name="T30">de l’API :</text:span></text:h>
      <text:list xml:id="list1807950224" text:style-name="L1">
        <text:list-item>
          <text:p text:style-name="P38">Gérer les utilisateurs et les groupes, à partir de la déclaration des collaborateurs des projets, <text:span text:style-name="T59">en utilisant les flags </text:span><text:span text:style-name="Source_20_Text">logint</text:span>, <text:span text:style-name="Source_20_Text">loginb</text:span>, <text:span text:style-name="Source_20_Text"><text:span text:style-name="T59">delt</text:span></text:span><text:span text:style-name="T59">, </text:span><text:span text:style-name="Source_20_Text"><text:span text:style-name="T59">delb</text:span></text:span>.</text:p>
        </text:list-item>
        <text:list-item>
          <text:p text:style-name="P38">Déployer et révoquer les clés publiques ssh.</text:p>
        </text:list-item>
        <text:list-item>
          <text:p text:style-name="P38">Permettre à l’application de connaître la consommation des groupes et des utilisateurs, pour affichage ou statistiques.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crontab. Il s’agit notamment de :</text:p>
      <text:list xml:id="list1177425550" text:style-name="L2">
        <text:list-item>
          <text:p text:style-name="P39">Liste des projets actifs (toutes les heures, pour création de groupes Unix et d’utilisateurs).</text:p>
        </text:list-item>
        <text:list-item>
          <text:p text:style-name="P39">Liste des utilisateurs (toutes les heures, pour création d’utiliateurs)</text:p>
        </text:list-item>
        <text:list-item>
          <text:p text:style-name="P39">Liste des clés ssh à déployer (toutes les heures, pour déploiement automatique des clés)</text:p>
        </text:list-item>
        <text:list-item>
          <text:p text:style-name="P39">Remontée de la consommation des projets (quotidiennement)</text:p>
          <text:p text:style-name="P40">D’autres fonctions, comme la révocation ou le déploiement des clés, la misen place du loginname ou son effacement, seront appelées lorsque c’est nécessaire.</text:p>
        </text:list-item>
      </text:list>
      <text:h text:style-name="P25" text:outline-level="2">Authentification et rôles</text:h>
      <text:p text:style-name="Text_20_body"><text:span text:style-name="T26">L’authentification </text:span><text:span text:style-name="T29">utilisée par l’API </text:span><text:span text:style-name="T26">fonctionne par couple identifiant/mot de passe. Les identifiants : </text:span><text:span text:style-name="Source_20_Text"><text:span text:style-name="T10">apiuft</text:span></text:span><text:span text:style-name="T29"> et </text:span><text:span text:style-name="Source_20_Text"><text:span text:style-name="T10">apicriann</text:span></text:span><text:span text:style-name="T29">,</text:span><text:span text:style-name="T26"> </text:span><text:span text:style-name="T29">sont déclarés </text:span><text:span text:style-name="T26">dans le fichier </text:span><text:span text:style-name="Source_20_Text"><text:span text:style-name="T11">config/packages/security.yaml</text:span></text:span><text:span text:style-name="T26">, et le mot de passe est dans le fichier</text:span><text:span text:style-name="Source_20_Text"><text:span text:style-name="T11"> .env </text:span></text:span><text:span text:style-name="T60">(paramètres </text:span><text:span text:style-name="Source_20_Text"><text:span text:style-name="T60">PASSWORD_APIUFT</text:span></text:span><text:span text:style-name="T60"> et </text:span><text:span text:style-name="Source_20_Text"><text:span text:style-name="T60">PASSWORD_APICRIANN</text:span></text:span><text:span text:style-name="T60">). Ces deux identifiants ont le rôle ADMIN, ce qui leur permet de tout voir et de tout modifier.</text:span></text:p>
      <text:p text:style-name="P15"><text:span text:style-name="T45">Lorsqu’une commande qui </text:span><text:span text:style-name="T47">modifie </text:span><text:span text:style-name="T48">la base de données</text:span><text:span text:style-name="T45"> est </text:span><text:span text:style-name="T59">appelée</text:span><text:span text:style-name="T45">, on vérifie que l’utilisateur a effectivement le droit d’accès : il faut être authentifié </text:span><text:span text:style-name="T59">en tant que </text:span><text:span text:style-name="Source_20_Text"><text:span text:style-name="T59">apicriann</text:span></text:span><text:span text:style-name="T59"> </text:span><text:span text:style-name="T45">pour modifier des informations concernant BOREALE, </text:span><text:span text:style-name="T59">et en tant que </text:span><text:span text:style-name="Source_20_Text"><text:span text:style-name="T59">apiuft</text:span></text:span><text:span text:style-name="T59"> pourr modifier des informations concernant TURPAN</text:span><text:span text:style-name="T45">. Ces commandes sont indiquées dans la suite par la phrase </text:span><text:span text:style-name="T50">mesocentre vérifié.</text:span> Les <text:span text:style-name="T59">autres commandes ne vérifient pas l’identité de l’appelant, seulement le fait qu’il soit authentifié avec les droits admin.</text:span></text:p>
      <text:h text:style-name="P26" text:outline-level="2">URL de base</text:h>
      <text:p text:style-name="P5">Dan<text:span text:style-name="T37">s les commandes qui suivent, la variable bash </text:span><text:span text:style-name="Source_20_Text"><text:span text:style-name="T37">$BASEURL</text:span></text:span><text:span text:style-name="T37"> contiendra le début de l’url de gramc-meso0 </text:span><text:span text:style-name="T59">y compris le chemin d’accès à l’api</text:span><text:span text:style-name="T37">, soit par exemple : </text:span></text:p>
      <text:p text:style-name="code">BASEURL=’https://<text:span text:style-name="T56">acces</text:span>.mesonet.fr/<text:span text:style-name="T68">gramc-meso</text:span>’</text:p>
      <text:h text:style-name="Heading_20_2" text:outline-level="2"><text:soft-page-break/>Les projets <text:span text:style-name="T40">et les versions :</text:span></text:h>
      <text:h text:style-name="Heading_20_3" text:outline-level="3">projets/get </text:h>
      <text:p text:style-name="P7">renvoie des informations sur un ou plusieurs projets.</text:p>
      <text:h text:style-name="Heading_20_4" text:outline-level="4"><text:span text:style-name="T61">Les p</text:span>aramètres :</text:h>
      <text:list xml:id="list3792697217" text:style-name="L3">
        <text:list-item>
          <text:p text:style-name="P41">projet : un numéro de projet. Si non spécifié, renvoie tous les projets,</text:p>
        </text:list-item>
        <text:list-item>
          <text:p text:style-name="P43">long : si spécifié, renvoie plus d’informations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23">M22012</text:span>" }' <text:span text:style-name="T40">$BASEURL</text:span>/adminux/projets/get <text:span text:style-name="T33">| json_pp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consoBoreal" : [</text:p>
      <text:p text:style-name="code"><text:s text:c="9"/><text:span text:style-name="T39">23456</text:span>,</text:p>
      <text:p text:style-name="code"><text:s text:c="9"/>-<text:span text:style-name="T39">1</text:span></text:p>
      <text:p text:style-name="code"><text:s text:c="6"/>],</text:p>
      <text:p text:style-name="code"><text:s text:c="6"/>"consoTurpan" : [</text:p>
      <text:p text:style-name="code"><text:s text:c="9"/>0,</text:p>
      <text:p text:style-name="code"><text:s text:c="9"/>0</text:p>
      <text:p text:style-name="code"><text:s text:c="6"/>],</text:p>
      <text:p text:style-name="code"><text:s text:c="6"/>"etatProjet" : 41,</text:p>
      <text:p text:style-name="code"><text:s text:c="6"/>"idProjet" : "M22012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,</text:p>
      <text:p text:style-name="code"><text:s text:c="9"/>"dernier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code"/>
      <text:p text:style-name="P19"/>
      <text:p text:style-name="P19"><text:span text:style-name="T39">Un projet actif est un projet dont l’état vaut 41 (RENOUVELABLE). Plusieurs versions sont attachées à ce projet (une version par tranche de 365 jours), la version active est celle dont l’état vaut 5. </text:span><text:span text:style-name="T62">Lors de la création </text:span><text:soft-page-break/><text:span text:style-name="T62">du projet il peut ne pas y avoir de version active, et e</text:span><text:span text:style-name="T39">n période de renouvellement la dernière version (chronologiquement) est distincte de la version active. </text:span><text:span text:style-name="T62">Par contre il y aura toujours au moins une version associée à chaque projet.</text:span></text:p>
      <text:h text:style-name="Heading_20_3" text:outline-level="3">v<text:span text:style-name="T40">ersions/get :</text:span></text:h>
      <text:p text:style-name="P7">Cette commande renvoie toutes les versions actives.</text:p>
      <text:h text:style-name="Heading_20_4" text:outline-level="4">Paramètres :</text:h>
      <text:list xml:id="list2749083632" text:style-name="L4">
        <text:list-item>
          <text:p text:style-name="P42"><text:span text:style-name="T62">v</text:span>ersion : Un numéro de version. Si non spécifié,  <text:span text:style-name="T62">renvoie toutes les versions </text:span><text:span text:style-name="T3">actives</text:span><text:span text:style-name="T62">.</text:span></text:p>
        </text:list-item>
        <text:list-item>
          <text:p text:style-name="P44">Projet : Un numéro de projet. Si spécifié, renvoie renvoie la version <text:span text:style-name="T1">active</text:span> du <text:span text:style-name="T1">projet</text:span> spécifié</text:p>
        </text:list-item>
      </text:list>
      <text:h text:style-name="Heading_20_4" text:outline-level="4">Commande :</text:h>
      <text:p text:style-name="code"><text:span text:style-name="T33">curl --netrc -s -H "Content-Type: application/json" -X POST <text:s/>-d '{ "</text:span><text:span text:style-name="T23">version</text:span><text:span text:style-name="T33">" : "01M22012" }' $</text:span><text:span text:style-name="T40">BASEURL</text:span><text:span text:style-name="T33">/adminux/version/get</text:span></text:p>
      <text:h text:style-name="Heading_20_4" text:outline-level="4">Résultat :</text:h>
      <text:p text:style-name="code"/>
      <text:p text:style-name="code">[</text:p>
      <text:p text:style-name="code"><text:s text:c="3"/>{</text:p>
      <text:p text:style-name="code"><text:s text:c="6"/>"attrHeures" : 0,</text:p>
      <text:p text:style-name="code"><text:s text:c="6"/>"attrHeures@BOREAL" : 100000,</text:p>
      <text:p text:style-name="code"><text:s text:c="6"/>"attrHeures@TURPAN" : 100000,</text:p>
      <text:p text:style-name="code"><text:s text:c="6"/>"conso@BOREAL" : 0,</text:p>
      <text:p text:style-name="code"><text:s text:c="6"/>"conso@TURPAN" : 0,</text:p>
      <text:p text:style-name="code"><text:s text:c="6"/>"etatProjet" : 41,</text:p>
      <text:p text:style-name="code"><text:s text:c="6"/>"etatVersion" : 5,</text:p>
      <text:p text:style-name="code"><text:s text:c="6"/>"idProjet" : "M22012",</text:p>
      <text:p text:style-name="code"><text:s text:c="6"/>"idSession" : "N/A",</text:p>
      <text:p text:style-name="code"><text:s text:c="6"/>"idVersion" : "01M22012",</text:p>
      <text:p text:style-name="code"><text:s text:c="6"/>"mail" : "alice.user@alice.com",</text:p>
      <text:p text:style-name="code"><text:s text:c="6"/>"quota@BOREAL" : 0,</text:p>
      <text:p text:style-name="code"><text:s text:c="6"/>"quota@TURPAN" : 0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8">Cette commande renvoie des information sur les utilisateurs enregistrés dans gramc-meso0 (les « individus »), y compris les projets auxquels ils ou elles participent, leurs clés ssh, etc.</text:p>
      <text:h text:style-name="P36" text:outline-level="4">Paramètres :</text:h>
      <text:p text:style-name="P8"><text:span text:style-name="T3">p</text:span><text:span text:style-name="T1">rojet </text:span>: Un identifiant de projet, la commande renverra alors tous les collaborateurs de la version active de ce projet.</text:p>
      <text:p text:style-name="P8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34">s </text:span>--netrc -H "Content-Type: application/json" -X POST <text:s/>-d '{ "projet" : "<text:span text:style-name="T34">M22012</text:span>", "mail" : null }' <text:span text:style-name="T34">$BASE_URL</text:span>/utilisateurs/get <text:span text:style-name="T41">| json_pp</text:span></text:p>
      <text:h text:style-name="Heading_20_4" text:outline-level="4"><text:soft-page-break/>Résultat :</text:h>
      <text:p text:style-name="P8">Un tableau indexé par l’adresse mail. Lorsque l’individu a un compte sur une machine ou sur les deux (paramètres loginb, logint), on renvoie les informations sur son compte : nom de login, clé publique, un flag (rvk) permettant de savoir si la clé est révoquée ou non, etc.</text:p>
      <text:p text:style-name="code">{</text:p>
      <text:p text:style-name="code"><text:s text:c="3"/>"alice.user@alice.com" : {</text:p>
      <text:p text:style-name="code"><text:s text:c="6"/>"idIndividu" : 7,</text:p>
      <text:p text:style-name="code"><text:s text:c="6"/>"nom" : "User",</text:p>
      <text:p text:style-name="code"><text:s text:c="6"/>"prenom" : "Alice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oft-page-break/><text:s text:c="15"/>},</text:p>
      <text:p text:style-name="code"><text:s text:c="15"/>"TURPAN" : {</text:p>
      <text:p text:style-name="code"><text:s text:c="18"/>"clessh" : {</text:p>
      <text:p text:style-name="code"><text:s text:c="21"/>"idCle" : 36,</text:p>
      <text:p text:style-name="code"><text:s text:c="21"/>"nom" : "clé d'alice",</text:p>
      <text:p text:style-name="code"><text:s text:c="21"/>"pub" : "ssh-ed25519 AAAAC3NzaC1lZDI1NTE5AAAAIDkH/qC1M0RCQtFSD0k1NVZRVlZ46LxsMjktZY+0aWdj manu@delman",</text:p>
      <text:p text:style-name="code"><text:s text:c="21"/>"rvk" : false</text:p>
      <text:p text:style-name="code"><text:s text:c="18"/>},</text:p>
      <text:p text:style-name="code"><text:s text:c="18"/>"deply" : true,</text:p>
      <text:p text:style-name="code"><text:s text:c="18"/>"nom" : "alice2",</text:p>
      <text:p text:style-name="code"><text:s text:c="18"/>"userid" : 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vania.toto@exemple.fr" : {</text:p>
      <text:p text:style-name="code"><text:s text:c="6"/>"idIndividu" : 11,</text:p>
      <text:p text:style-name="code"><text:s text:c="6"/>"nom" : "Toto",</text:p>
      <text:p text:style-name="code"><text:s text:c="6"/>"prenom" : "Vania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 text:c="15"/>},</text:p>
      <text:p text:style-name="code"><text:s text:c="15"/>"TURPAN" : {</text:p>
      <text:p text:style-name="code"><text:s text:c="18"/>"nom" : "nologin"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</text:p>
      <text:p text:style-name="code">}</text:p>
      <text:h text:style-name="P31" text:outline-level="3"><text:soft-page-break/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63">dans l’URL</text:span> (obligatoire)</text:p>
      <text:h text:style-name="Heading_20_4" text:outline-level="4">Commande :</text:h>
      <text:p text:style-name="code"><text:span text:style-name="T32">curl --netrc -</text:span><text:span text:style-name="T34">s </text:span><text:span text:style-name="T32">-H "Content-Type: application/json" -X GET </text:span><text:span text:style-name="T24">$BASE_URL</text:span><text:span text:style-name="T32">/adminux/getloginnames/</text:span><text:span text:style-name="T35">M22006</text:span><text:span text:style-name="T32">/proj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idIndividu" : 7,</text:p>
      <text:p text:style-name="code"><text:s text:c="6"/>"idProjet" : "M22006",</text:p>
      <text:p text:style-name="code"><text:s text:c="6"/>"loginb" : false,</text:p>
      <text:p text:style-name="code"><text:s text:c="6"/>"loginnames" : {</text:p>
      <text:p text:style-name="code"><text:s text:c="9"/>"BOREAL" : {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logint" : true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32" text:outline-level="3"><text:span text:style-name="T67">utilisateurs/setloginname – </text:span><text:span text:style-name="T46">mesocentre vérifié</text:span></text:h>
      <text:p text:style-name="P18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8">Loginname, idIndividu, projet (tous obligatoires)</text:p>
      <text:p text:style-name="code">curl --netrc -X POST -d '{ "loginname": "toto@<text:span text:style-name="T55">BOREALE</text:span>", "idIndividu": "<text:span text:style-name="T55">99</text:span>", "projet": "<text:span text:style-name="T55">M22123</text:span>" }' $BASE_URL/adminux/utilisateurs/setloginname</text:p>
      <text:h text:style-name="P33" text:outline-level="3">Le résultat :</text:h>
      <text:p text:style-name="code">{"OK":"1 versions modifiees"}</text:p>
      <text:h text:style-name="Heading_20_3" text:outline-level="3">ut<text:span text:style-name="T45">i</text:span>lisateurs/clearloginname – <text:span text:style-name="T46">mesocentre vérifié</text:span></text:h>
      <text:p text:style-name="P12">Cette c<text:span text:style-name="T42">ommande doit être appliquée lorsqu’un compte a été fermé. Elle supprime de gramc-meso0 le nom de login et autres informations associées. Voir ci-dessous pour le workflow précis de suppression de login.</text:span></text:p>
      <text:h text:style-name="P37" text:outline-level="4">Les paramètres :</text:h>
      <text:p text:style-name="P11">loginname, projet (tous obligatoires)</text:p>
      <text:p text:style-name="P22">curl --netrc -H "Content-Type: application/json" -X POST -d '{ "loginname": "toto@<text:span text:style-name="T54">BOREALE</text:span>", "projet":"<text:span text:style-name="T55">M22123</text:span>" }' <text:span text:style-name="T24">$BASE_URL</text:span>/adminux/utilisateurs/clearloginname</text:p>
      <text:h text:style-name="P37" text:outline-level="4"><text:soft-page-break/>Le résultat :</text:h>
      <text:p text:style-name="P22">['OK' =&gt; ''] <text:span text:style-name="T63">ou [‘KO’ =&gt; ‘message’]</text:span></text:p>
      <text:h text:style-name="Heading_20_2" text:outline-level="2">Les clés ssh :</text:h>
      <text:h text:style-name="Heading_20_3" text:outline-level="3"><text:span text:style-name="T63">c</text:span><text:span text:style-name="T43">le</text:span>ssh/<text:span text:style-name="T43">get</text:span> :</text:h>
      <text:p text:style-name="P9">Cette commande renvoie toutes les clés ssh, avec leur empreinte et l’individu qui en est propriétaire. Le statut (révoquée ou <text:span text:style-name="T44">n</text:span>on) de la clé ainsi que les logins qui l’utilisent sont également spécifiés. <text:span text:style-name="T44">Pour chaque login le flag deply indique si la clé a déjà été déployée ou non.</text:span></text:p>
      <text:h text:style-name="Heading_20_4" text:outline-level="4">Les paramètres :</text:h>
      <text:p text:style-name="P9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La commande :</text:h>
      <text:p text:style-name="code"><text:span text:style-name="T36">curl -s --netrc -H "Content-Type: application/json" -X POST -d '{}' </text:span><text:span text:style-name="T25">$BASE_URL</text:span><text:span text:style-name="T36">/adminux/clessh/get </text:span><text:span text:style-name="T44">| json_pp</text:span></text:p>
      <text:p text:style-name="P10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oft-page-break/><text:s text:c="12"/>"loginname" : "alice1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 text:c="12"/>"loginname" : "alice2",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clessh/deployer - <text:span text:style-name="T51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45">$BASEURL</text:span>/<text:span text:style-name="T69">adminux/</text:span>clessh/deployer</text:p>
      <text:h text:style-name="P34" text:outline-level="3"><text:span text:style-name="T21">clessh/revoquer – </text:span><text:span text:style-name="T22">Mesocentre vérifié</text:span></text:h>
      <text:p text:style-name="P15"><text:span text:style-name="T52">Cette commande indique à l’application (et donc à l’individu) que sa clé ssh a été révoquée, et qu’il-elle doit en </text:span><text:span text:style-name="T53">téléverser</text:span><text:span text:style-name="T52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45">$BASEURL</text:span>/<text:span text:style-name="T69">adminux/</text:span>clessh/revoquer</text:p>
      <text:h text:style-name="P27" text:outline-level="2">Gestion de la consommation :</text:h>
      <text:h text:style-name="P35" text:outline-level="3">La consommation journalière</text:h>
      <text:p text:style-name="P13">Pour remonter la consommation journalière, il convient de générer quotidiennement un fichier CSV sans en-têtes avec les colonnes suivantes :</text:p>
      <text:list xml:id="list2805718394" text:style-name="L5">
        <text:list-item>
          <text:p text:style-name="P46">date avec le format YYYY-MM-JJ</text:p>
        </text:list-item>
        <text:list-item>
          <text:p text:style-name="P45"><text:span text:style-name="T37">nom d’utilisateur </text:span><text:span text:style-name="T38">(si la 4 ème colonne est user) ou nom de groupe</text:span></text:p>
        </text:list-item>
        <text:list-item>
          <text:p text:style-name="P45"><text:span text:style-name="T38">nom de ressource sous la forme </text:span><text:span text:style-name="T37">ressource.TURPAN </text:span><text:span text:style-name="T38">ou ressource.BOREALE</text:span></text:p>
        </text:list-item>
        <text:list-item>
          <text:p text:style-name="P45"><text:span text:style-name="T37">user : </text:span><text:span text:style-name="T38">dans ce cas il s’agit de la consommation d’un utilisateur</text:span></text:p>
        </text:list-item>
        <text:list-item>
          <text:p text:style-name="P47">ou groupe : dans ce cas il s’agit de la consommation d’un groupe (donc d’un projet)</text:p>
        </text:list-item>
        <text:list-item>
          <text:p text:style-name="P45"><text:span text:style-name="T27">123456</text:span><text:span text:style-name="T37">: </text:span><text:span text:style-name="T38">consommation à ce jour</text:span></text:p>
        </text:list-item>
        <text:list-item>
          <text:p text:style-name="P45"><text:span text:style-name="T37">-</text:span><text:span text:style-name="T39">1</text:span><text:span text:style-name="T37"> : </text:span><text:span text:style-name="T38">quota correspondant à la ressource (en principe -</text:span><text:span text:style-name="T39">1</text:span><text:span text:style-name="T38"> puisqu’on n’utilise pas les quotas)</text:span></text:p>
        </text:list-item>
      </text:list>
      <text:p text:style-name="P14">Les noms de ressource (ressource.TURPAN) doivent correspondre à des noms se trouvant dans le fichier <text:span text:style-name="Source_20_Text">config/parameters.yml</text:span></text:p>
      <text:p text:style-name="P14"><text:soft-page-break/>Quelques lignes du fichier :</text:p>
      <text:p text:style-name="P23">2022-11-24,<text:span text:style-name="T38">alice</text:span>,<text:span text:style-name="T39">c</text:span>pu.<text:span text:style-name="T39">BOREALE</text:span>,user,-<text:span text:style-name="T39">1</text:span></text:p>
      <text:p text:style-name="P23"><text:span text:style-name="T31">2022-11-24,</text:span><text:span text:style-name="T28">bob</text:span><text:span text:style-name="T31">,work_space.</text:span><text:span text:style-name="T39">TURPAN</text:span><text:span text:style-name="T31">,user,61220224,-1</text:span></text:p>
      <text:p text:style-name="P23">2022-11-24,<text:span text:style-name="T39">m22012</text:span>,<text:span text:style-name="T39">cpu.TURPAN</text:span>,<text:span text:style-name="T39">group</text:span>,<text:span text:style-name="T39">23456</text:span>,-1</text:p>
      <text:p text:style-name="P16"/>
      <text:p text:style-name="P6">La commande curl :</text:p>
      <text:p text:style-name="P23">curl --netrc -T path/to/file.csv <text:span text:style-name="T31">$BASE_URL</text:span>/adminux/compta_update_batch</text:p>
      <text:h text:style-name="P28" text:outline-level="2"/>
      <text:h text:style-name="P29" text:outline-level="2">Le <text:span text:style-name="T19">processus</text:span> de création/suppression de compte :</text:h>
      <text:p text:style-name="P17">Le supercalculateur effectue deux requêtes à intervalle régulier, cela lui permet de découvrir les changements correspondant à des actions des individus :</text:p>
      <text:list xml:id="list2469459936" text:style-name="L6">
        <text:list-item>
          <text:p text:style-name="P48">Demande de nouveau login (on coche la case)</text:p>
        </text:list-item>
        <text:list-item>
          <text:p text:style-name="P48">Suppression d’un login existant (on décoche la case)</text:p>
        </text:list-item>
      </text:list>
      <text:h text:style-name="Heading_20_3" text:outline-level="3">Création de compte :</text:h>
      <text:list xml:id="list3967543219" text:style-name="L7">
        <text:list-item>
          <text:p text:style-name="P49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49">Le supercalculateur interroge (requêtes à intervalles réguliers) gramc-meso0 avec la fonction xxxxx, et retrouve les collaborateurs (couple individu/version active) pour lesquels les flags logint et lognb sont à true, alors qu’ils n’ont pas de nom de login (nologin). Il envoie un mail aux admins sys.</text:p>
        </text:list-item>
        <text:list-item>
          <text:p text:style-name="P49">Les admins créent les comptes, et la procédure de création de compte comprend l’appel à la fonction xxx, qui informe gramc-meso0 de la création du compte</text:p>
        </text:list-item>
        <text:list-item>
          <text:p text:style-name="P49">L’utilisateur téléverse une clé ssh et associe sa clé à l’utilisateur nouvellement créé</text:p>
        </text:list-item>
        <text:list-item>
          <text:p text:style-name="P49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 :</text:h>
      <text:list xml:id="list1811566356" text:style-name="L8">
        <text:list-item>
          <text:p text:style-name="P51"><text:span text:style-name="T65">Le responsable de projet décoche la case </text:span><text:span text:style-name="Source_20_Text"><text:span text:style-name="T12">TURPAN</text:span></text:span><text:span text:style-name="T65"> ou </text:span><text:span text:style-name="Source_20_Text"><text:span text:style-name="T57">BOREALE</text:span></text:span></text:p>
        </text:list-item>
        <text:list-item>
          <text:p text:style-name="P50">Le supercalculateur découvre un <text:span text:style-name="Source_20_Text">loginname</text:span> tel que <text:span text:style-name="Source_20_Text"><text:span text:style-name="T66">delt</text:span></text:span><text:span text:style-name="T66"> vaut </text:span><text:span text:style-name="Source_20_Text"><text:span text:style-name="T66">true</text:span></text:span><text:span text:style-name="T66">, </text:span>il va donc envoyer un mail aux admins afin qu’ils le détruisent <text:span text:style-name="T49">( ??? à préciser!)</text:span></text:p>
        </text:list-item>
        <text:list-item>
          <text:p text:style-name="P50">Le sysadmin détruit le compte, dans la procédure de destruction <text:span text:style-name="T64">la requête </text:span><text:span text:style-name="Source_20_Text"><text:span text:style-name="T64">ut</text:span></text:span><text:span text:style-name="Source_20_Text"><text:span text:style-name="T66">i</text:span></text:span><text:span text:style-name="Source_20_Text"><text:span text:style-name="T64">lisateurs/clearloginname</text:span></text:span><text:span text:style-name="T64"> est appelé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1-06T10:21:07.134362417</dc:date>
    <meta:editing-duration>PT17H33M45S</meta:editing-duration>
    <meta:editing-cycles>78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0" meta:paragraph-count="358" meta:word-count="2045" meta:character-count="16344" meta:non-whitespace-character-count="12046"/>
  </office:meta>
</office:document-meta>
</file>